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3036" officeooo:paragraph-rsid="00153036"/>
    </style:style>
    <style:style style:name="P2" style:family="paragraph" style:parent-style-name="Text_20_body">
      <style:text-properties officeooo:rsid="0016bf1d" officeooo:paragraph-rsid="0016bf1d"/>
    </style:style>
    <style:style style:name="P3" style:family="paragraph" style:parent-style-name="Text_20_body">
      <style:text-properties officeooo:rsid="001793dc" officeooo:paragraph-rsid="001793dc"/>
    </style:style>
    <style:style style:name="P4" style:family="paragraph" style:parent-style-name="Text_20_body">
      <style:text-properties officeooo:rsid="001911e9" officeooo:paragraph-rsid="001911e9"/>
    </style:style>
    <style:style style:name="P5" style:family="paragraph" style:parent-style-name="Text_20_body">
      <style:text-properties officeooo:rsid="00198e9f" officeooo:paragraph-rsid="00198e9f"/>
    </style:style>
    <style:style style:name="P6" style:family="paragraph" style:parent-style-name="Subtitle">
      <style:text-properties officeooo:rsid="00153036" officeooo:paragraph-rsid="00153036"/>
    </style:style>
    <style:style style:name="P7" style:family="paragraph" style:parent-style-name="Subtitle">
      <style:text-properties officeooo:rsid="0016bf1d" officeooo:paragraph-rsid="0016bf1d"/>
    </style:style>
    <style:style style:name="P8" style:family="paragraph" style:parent-style-name="Subtitle">
      <style:text-properties officeooo:rsid="00198e9f" officeooo:paragraph-rsid="00198e9f"/>
    </style:style>
    <style:style style:name="P9" style:family="paragraph" style:parent-style-name="Frame_20_contents">
      <style:text-properties officeooo:rsid="0016bf1d" officeooo:paragraph-rsid="0016bf1d"/>
    </style:style>
    <style:style style:name="P10" style:family="paragraph" style:parent-style-name="Frame_20_contents">
      <style:text-properties fo:font-size="10pt" officeooo:rsid="00198e9f" officeooo:paragraph-rsid="00198e9f" style:font-size-asian="10pt" style:font-size-complex="10pt"/>
    </style:style>
    <style:style style:name="P11" style:family="paragraph" style:parent-style-name="Text_20_body">
      <style:text-properties officeooo:rsid="001cd4e0" officeooo:paragraph-rsid="001cd4e0"/>
    </style:style>
    <style:style style:name="T1" style:family="text">
      <style:text-properties officeooo:rsid="001793dc"/>
    </style:style>
    <style:style style:name="fr1" style:family="graphic" style:parent-style-name="Frame">
      <style:graphic-properties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scripción del algoritmo</text:p>
      <text:p text:style-name="P1">El algoritmo está basado en programación dinámica y formulado como un problema de búsqueda en grafo. La idea básica es encontrar el camino óptimo para segmentación entre dos píxeles definidos manualmente. Este camino óptimo es creado entre los dos píxeles y sus 8 vecinos, para encontrarlo se usa una función de coste entre un pixel y uno de sus vecinos. </text:p>
      <text:p text:style-name="P1"/>
      <text:p text:style-name="P1">(Ecuaciones 1, 2, 3, 4 y 5 del paper)</text:p>
      <text:p text:style-name="P1">fz: Cruzando por cero la laplaciana.</text:p>
      <text:p text:style-name="P1">fg: Magnitud del gradiente.</text:p>
      <text:p text:style-name="P1">fd: Dirección del gradiente.</text:p>
      <text:p text:style-name="P1">Wz, wd, wg son valores ya definidos que fueron calculados empiricamente por los autores del algoritmo.</text:p>
      <text:p text:style-name="P1"/>
      <text:p text:style-name="P1">El algoritmo principal recibe un pixel, teniendo el grafo de costes (pudiendo estar sin calcular algunos de sus valores al estar trabajando con programación dinámica), y mediante una lista de píxeles activos ordenados mediante sus costes, se van recorriendo sus vecinos y comprobando si pertenecen al camino óptimo o no.</text:p>
      <text:p text:style-name="P1"/>
      <text:p text:style-name="P2">(Algoritmo Live-Wire 2D DP graph search del paper)</text:p>
      <text:p text:style-name="P2"/>
      <text:p text:style-name="P7">Implementación</text:p>
      <text:p text:style-name="P2">Para la implementación se han usado dos clases principales Window e IntelligentScissors, la primera maneja la presentación de imágenes y la segunda gestiona el algoritmo.</text:p>
      <text:p text:style-name="P2">Se ha creado una estructura llamada Pixel para gestionar el grafo de búsqueda.</text:p>
      <text:p text:style-name="P2"><draw:frame draw:style-name="fr1" draw:name="Frame1" text:anchor-type="paragraph" svg:x="1.921cm" svg:y="0.36cm" svg:width="6.558cm" draw:z-index="0"><draw:text-box fo:min-height="3.974cm"><text:p text:style-name="P9">struct Pixel</text:p><text:p text:style-name="P9">{</text:p><text:p text:style-name="P9"><text:tab/>bool calculated;</text:p><text:p text:style-name="P9"><text:tab/>double N[8];</text:p><text:p text:style-name="P9"><text:tab/>double cost;</text:p><text:p text:style-name="P9"><text:tab/>Point point;</text:p><text:p text:style-name="P9">};</text:p></draw:text-box></draw:frame></text:p>
      <text:p text:style-name="P2"/>
      <text:p text:style-name="P2"/>
      <text:p text:style-name="P2"/>
      <text:p text:style-name="P2"/>
      <text:p text:style-name="P2"/>
      <text:p text:style-name="P2"/>
      <text:p text:style-name="P2"/>
      <text:p text:style-name="P2"/>
      <text:p text:style-name="P2"><text:soft-page-break/>Clase Window</text:p>
      <text:p text:style-name="P2">· Window::Window(string filePath, string windowName)</text:p>
      <text:p text:style-name="P2"><text:tab/>Constructor de la clase Window que recibe la imagen a mostrar y el nombre de la ventana.</text:p>
      <text:p text:style-name="P2">· void Window::drawImage()</text:p>
      <text:p text:style-name="P2"><text:tab/>Método que dibuja la imagen en pantalla.</text:p>
      <text:p text:style-name="P2">· void Window::refreshImage()</text:p>
      <text:p text:style-name="P2"><text:tab/>Método que actualiza la imagen en pantalla cuando ha tenido alguna modificación.</text:p>
      <text:p text:style-name="P2">· void Window::touch(int event, int x, int y)</text:p>
      <text:p text:style-name="P2"><text:tab/>Método que controla los eventos de los clicks del ratón en la ventana de la imagen, y al seleccionar un punto lo pasa al algoritmo para construir el camino óptimo.</text:p>
      <text:p text:style-name="P2">· void Window::start()</text:p>
      <text:p text:style-name="P2"><text:tab/>Inicio de la interfaz.</text:p>
      <text:p text:style-name="P2"/>
      <text:p text:style-name="P2">Clase IntelligentScissors</text:p>
      <text:p text:style-name="P2">· IntelligentScissors::IntelligentScissors(string filePath, float wZ, float wD, float wG)</text:p>
      <text:p text:style-name="P2"><text:tab/>Constructor de la clase IntelligentScissors que recibe la imagen a procesar. Recibe la <text:tab/>imagen, la lee y la convierte a escala de grises para poder trabajar con ella.<text:tab/></text:p>
      <text:p text:style-name="P2">· void IntelligentScissors::initData()</text:p>
      <text:p text:style-name="P2"><text:tab/>Método que inicializa las estructuras de datos a usar. Elimina el ruido de la imagen mediante un filtro de Gauss, calcula la Laplaciana, los gradientes, la matriz G e inicializa las estructuras de datos necesarias para el algoritmo, entre ellas el grafo de costes.</text:p>
      <text:p text:style-name="P2">· void IntelligentScissors::calculateLocalCost(Point p)</text:p>
      <text:p text:style-name="P2"><text:tab/>Método que <text:span text:style-name="T1">construye</text:span> un pixel en el punto p y calcula el coste de sus 8 vecinos. <text:span text:style-name="T1">Con este método es como se va rellenando el grafo de costes, ya que es llamado cuando un pixel tiene su variable booleana de calculado a false.</text:span></text:p>
      <text:p text:style-name="P3">· Pixel* IntelligentScissors::getPixel(Point p)</text:p>
      <text:p text:style-name="P3"><text:tab/>Devuelve un puntero a un pixel, si no está inicialado, lo inicializa. Este método es el que llamamos cuando necesitamos un pixel, o su coste entre el y uno de sus vecinos, lo que sería la función de costes del algoritmo: l(q, r).</text:p>
      <text:p text:style-name="P3">· bool IntelligentScissors::checkDimensions(Point p)</text:p>
      <text:p text:style-name="P3"><text:tab/>Comprueba si estamos accediendo a un punto fuera de las dimensiones de la imagen.</text:p>
      <text:p text:style-name="P3">· double IntelligentScissors::fZ(Point q)</text:p>
      <text:p text:style-name="P3"><text:tab/>Calcula el valor de fZ para el grafo de costes.</text:p>
      <text:p text:style-name="P3"><text:soft-page-break/>· double IntelligentScissors::fD(Point p, Point q)</text:p>
      <text:p text:style-name="P3"><text:tab/>Calcula el valor de fD para el grafo de costes.</text:p>
      <text:p text:style-name="P3">· double IntelligentScissors::fG(Point q, int n)</text:p>
      <text:p text:style-name="P3"><text:tab/>Calcula el valor de fD para el grafo de costes.</text:p>
      <text:p text:style-name="P3">· void IntelligentScissors::NormalizePoint(Point &amp;p)</text:p>
      <text:p text:style-name="P3"><text:tab/>Normaliza un punto.</text:p>
      <text:p text:style-name="P3">· void IntelligentScissors::NormalizeSmallValues(double &amp;v)</text:p>
      <text:p text:style-name="P3"><text:tab/>Comprueba si un valor es demasiado pequeño, si es así lo iguala a 0.</text:p>
      <text:p text:style-name="P3">· Point IntelligentScissors::getNeighbor(Point p, int n)</text:p>
      <text:p text:style-name="P3"><text:tab/>Devuelve el n vecino de un punto p.</text:p>
      <text:p text:style-name="P3">· bool IntelligentScissors::isDiagonal(int n)</text:p>
      <text:p text:style-name="P3"><text:tab/>Comprueba si el vecino n está en la diagonal de un punto.</text:p>
      <text:p text:style-name="P3">· void IntelligentScissors::setError(int error)</text:p>
      <text:p text:style-name="P3"><text:tab/>Devuelve un error y termina el programa.</text:p>
      <text:p text:style-name="P3">· void IntelligentScissors::setPoint(int x, int y)</text:p>
      <text:p text:style-name="P3"><text:tab/>Define el punto siguiente en el algoritmo, lo pinta y pinta el camino óptimo que encuentra. Este es el método inicial del algoritmo.</text:p>
      <text:p text:style-name="P3">· void IntelligentScissors::drawPath(Point s)</text:p>
      <text:p text:style-name="P3"><text:tab/>Dibuja el camino encontrado entre dos puntos.</text:p>
      <text:p text:style-name="P3">· void IntelligentScissors::drawPoint(Point s)</text:p>
      <text:p text:style-name="P3"><text:tab/>Dibuja un punto en la imagen.</text:p>
      <text:p text:style-name="P3">· void IntelligentScissors::optimalPath(Point s)</text:p>
      <text:p text:style-name="P3"><text:tab/>Algoritmo Live-Wire 2-D DP graph search. Calcula el camino óptimo entre dos puntos para segmentación.</text:p>
      <text:p text:style-name="P3">· bool IntelligentScissors::find(multiset&lt;Pixel*, comp&gt; &amp;L, Pixel* p)</text:p>
      <text:p text:style-name="P3"><text:tab/>Busca si un Pixel pertecene a un multiset de Pixel.</text:p>
      <text:p text:style-name="P3">· const Mat&amp; IntelligentScissors::getImage()</text:p>
      <text:p text:style-name="P3"><text:tab/>Devuelve la imagen.</text:p>
      <text:p text:style-name="P3">· vector&lt;Point&gt; IntelligentScissors::getPath()</text:p>
      <text:p text:style-name="P3"><text:tab/>Devuelve el camino óptimo encontrado.</text:p>
      <text:p text:style-name="P3"/>
      <text:p text:style-name="P4"><text:soft-page-break/>Como comentario a la implementación, para mejorar la eficiencia se ha usado una estructura de datos multiset para la lista de píxeles activos ordenada por sus costes. También como mejora de eficiencia se han usado punteros a píxeles en casi todos los cálculos evitando la construcción de píxeles y pudiendo modificarlos en el grafo de costes directamente.</text:p>
      <text:p text:style-name="P4"/>
      <text:p text:style-name="P5">Algoritmo principal:</text:p>
      <text:p text:style-name="P5"><draw:frame draw:style-name="fr1" draw:name="Frame2" text:anchor-type="paragraph" svg:x="0.298cm" svg:y="-0.081cm" svg:width="16.094cm" draw:z-index="1"><draw:text-box fo:min-height="15.849cm"><text:p text:style-name="P10">void IntelligentScissors::optimalPath(Point s)</text:p><text:p text:style-name="P10">{</text:p><text:p text:style-name="P10"><text:tab/>// Pointers from each pixel indicating the minimum cost path.</text:p><text:p text:style-name="P10"><text:tab/>P = vector&lt;vector&lt;Point&gt; &gt;(imgGray.rows, vector&lt;Point&gt;(imgGray.cols));</text:p><text:p text:style-name="P10"><text:tab/></text:p><text:p text:style-name="P10"><text:tab/>// Boolean function indicating if q has been expanded/processed.</text:p><text:p text:style-name="P10"><text:tab/>vector&lt;vector&lt;bool&gt; &gt; e (imgGray.rows, vector&lt;bool&gt;(imgGray.cols, false));</text:p><text:p text:style-name="P10"/><text:p text:style-name="P10"><text:tab/>// List of active pixels sorted by total cost (initially empty).</text:p><text:p text:style-name="P10"><text:tab/>multiset&lt;Pixel*, comp&gt; L;</text:p><text:p text:style-name="P10"><text:tab/></text:p><text:p text:style-name="P10"><text:tab/>Pixel *q, *r;</text:p><text:p text:style-name="P10"><text:tab/>double g_tmp;</text:p><text:p text:style-name="P10"/><text:p text:style-name="P10"><text:tab/>// Initialize active list with zero cost seed pixel.<text:tab/></text:p><text:p text:style-name="P10"><text:tab/>getPixel(s)-&gt;cost = 0.0;</text:p><text:p text:style-name="P10"><text:tab/>L.insert(getPixel(s));</text:p><text:p text:style-name="P10"/><text:p text:style-name="P10"><text:tab/>while(!L.empty()) // While still points to expand.</text:p><text:p text:style-name="P10"><text:tab/>{</text:p><text:p text:style-name="P10"><text:tab/><text:tab/>q = *L.begin(); L.erase(L.begin()); // Remove minimum cost pixel q from active list.</text:p><text:p text:style-name="P10"><text:tab/><text:tab/>e[q-&gt;point.x][q-&gt;point.y] = true; // Mark q as expanded.</text:p><text:p text:style-name="P10"><text:tab/><text:tab/>for(int n=0; n&lt;8; n++)</text:p><text:p text:style-name="P10"><text:tab/><text:tab/>{</text:p><text:p text:style-name="P10"><text:tab/><text:tab/><text:tab/>Point a = getNeighbor(q-&gt;point, n);</text:p><text:p text:style-name="P10"><text:tab/><text:tab/><text:tab/>r = getPixel(a);<text:tab/><text:tab/><text:tab/></text:p><text:p text:style-name="P10"><text:tab/><text:tab/><text:tab/>if(r != NULL &amp;&amp; !e[r-&gt;point.x][r-&gt;point.y])</text:p><text:p text:style-name="P10"><text:tab/><text:tab/><text:tab/>{</text:p><text:p text:style-name="P10"><text:tab/><text:tab/><text:tab/><text:tab/>g_tmp = q-&gt;cost + q-&gt;N[n]; // Compute total cost to neighbor.</text:p><text:p text:style-name="P10"><text:tab/><text:tab/><text:tab/><text:tab/></text:p><text:p text:style-name="P10"><text:tab/><text:tab/><text:tab/><text:tab/>if(find(L, r))</text:p><text:p text:style-name="P10"><text:tab/><text:tab/><text:tab/><text:tab/>{</text:p><text:p text:style-name="P10"><text:tab/><text:tab/><text:tab/><text:tab/><text:tab/>if(g_tmp &lt; r-&gt;cost)</text:p><text:p text:style-name="P10"><text:tab/><text:tab/><text:tab/><text:tab/><text:tab/><text:tab/>L.erase(r); // Remove higher cost neighbor's from list.</text:p><text:p text:style-name="P10"><text:tab/><text:tab/><text:tab/><text:tab/>}</text:p><text:p text:style-name="P10"><text:tab/><text:tab/><text:tab/><text:tab/>else // if neighbor not on list.</text:p><text:p text:style-name="P10"><text:tab/><text:tab/><text:tab/><text:tab/>{</text:p><text:p text:style-name="P10"><text:tab/><text:tab/><text:tab/><text:tab/><text:tab/>r-&gt;cost = g_tmp; // assign neighbor's total cost.</text:p><text:p text:style-name="P10"><text:tab/><text:tab/><text:tab/><text:tab/><text:tab/>P[r-&gt;point.x][r-&gt;point.y] = q-&gt;point; // set back pointer.</text:p><text:p text:style-name="P10"><text:tab/><text:tab/><text:tab/><text:tab/><text:tab/>L.insert(r); // and place on (or return to) active list.</text:p><text:p text:style-name="P10"><text:tab/><text:tab/><text:tab/><text:tab/>}</text:p><text:p text:style-name="P10"><text:tab/><text:tab/><text:tab/>}</text:p><text:p text:style-name="P10"><text:tab/><text:tab/>}</text:p><text:p text:style-name="P10"><text:tab/>}</text:p><text:p text:style-name="P1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Experimentos realizados</text:p>
      <text:p text:style-name="P5">1) lena.jpg</text:p>
      <text:p text:style-name="P5">Dificultad: Media</text:p>
      <text:p text:style-name="P5">2) black.jpg</text:p>
      <text:p text:style-name="P5">Dificultad: Fácil</text:p>
      <text:p text:style-name="P5">3) circle_black.jpg</text:p>
      <text:p text:style-name="P5">Dificultad: Dificil</text:p>
      <text:p text:style-name="P5">4) tiger.jpg</text:p>
      <text:p text:style-name="P5">Dificultad: Dificil</text:p>
      <text:p text:style-name="P5"/>
      <text:p text:style-name="P8">Valoración de los resultados obtenidos</text:p>
      <text:p text:style-name="P5">1) La imagen funciona bien si los puntos son relativamente cercanos, y como se observa sobre todo el contorno del sombrero es el que mejor se ajusta.</text:p>
      <text:p text:style-name="P11">(lena_1.png)</text:p>
      <text:p text:style-name="P11"/>
      <text:p text:style-name="P11">2) Si los puntos se seleccionan en las esquinas del rectángulo, o en línea recta se observa que se ajustan perfectamente. En cambio si el camino necesita hacer un giro se ajusta peor.</text:p>
      <text:p text:style-name="P11">(black_1.png) (black_2.png)</text:p>
      <text:p text:style-name="P11"/>
      <text:p text:style-name="P11">3) En este caso el ajuste es muy malo, se observa como la curva nunca se ajusta y son necesarios puntos bastante cercanos para que el ajuste sea relativamente aceptable.</text:p>
      <text:p text:style-name="P11">(circle_black_1.png)</text:p>
      <text:p text:style-name="P11"/>
      <text:p text:style-name="P11">4) Ahora el ajuste del cuerpo se observa que es aceptable, aunque en la cara el ajuste es mucho mejor.</text:p>
      <text:p text:style-name="P11">(tiger_1.png) </text:p>
      <text:p text:style-name="P11"/>
      <text:p text:style-name="P11"/>
      <text:p text:style-name="P11"/>
      <text:p text:style-name="P11"/>
      <text:p text:style-name="P11"/>
      <text:p text:style-name="P11"/>
      <text:p text:style-name="P1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oreno</meta:initial-creator>
    <meta:creation-date>2015-02-11T18:10:48.485417610</meta:creation-date>
    <dc:date>2015-02-11T19:21:11.376835901</dc:date>
    <dc:creator>Javier Moreno</dc:creator>
    <meta:editing-duration>PT21M48S</meta:editing-duration>
    <meta:editing-cycles>4</meta:editing-cycles>
    <meta:generator>LibreOffice/4.3.3.2$Linux_X86_64 LibreOffice_project/430m0$Build-2</meta:generator>
    <meta:document-statistic meta:table-count="0" meta:image-count="0" meta:object-count="0" meta:page-count="6" meta:paragraph-count="133" meta:word-count="1092" meta:character-count="7239" meta:non-whitespace-character-count="6141"/>
  </office:meta>
</office:document-meta>
</file>